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officeooo:paragraph-rsid="00183fa9"/>
    </style:style>
    <style:style style:name="P6"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8" style:family="paragraph" style:parent-style-name="Standard">
      <style:text-properties officeooo:rsid="001607c0" officeooo:paragraph-rsid="001832f9"/>
    </style:style>
    <style:style style:name="P9" style:family="paragraph" style:parent-style-name="Standard">
      <style:text-properties officeooo:paragraph-rsid="001832f9"/>
    </style:style>
    <style:style style:name="P10"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1"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2"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3"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4"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5"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6"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T1" style:family="text">
      <style:text-properties officeooo:rsid="001607c0"/>
    </style:style>
    <style:style style:name="T2" style:family="text">
      <style:text-properties fo:font-style="italic" officeooo:rsid="001607c0" style:font-style-asian="italic" style:font-style-complex="italic"/>
    </style:style>
    <style:style style:name="T3" style:family="text">
      <style:text-properties officeooo:rsid="00136a58"/>
    </style:style>
    <style:style style:name="T4" style:family="text">
      <style:text-properties fo:color="#000000" loext:opacity="100%" fo:font-size="12pt" fo:font-weight="normal" style:font-size-asian="10.5pt" style:font-weight-asian="normal" style:font-size-complex="12pt" style:font-weight-complex="normal"/>
    </style:style>
    <style:style style:name="T5" style:family="text">
      <style:text-properties fo:color="#000000" loext:opacity="100%" fo:font-size="12pt" fo:font-weight="normal" officeooo:rsid="00305d8d" style:font-size-asian="10.5pt" style:font-weight-asian="normal" style:font-size-complex="12pt" style:font-weight-complex="normal"/>
    </style:style>
    <style:style style:name="T6" style:family="text">
      <style:text-properties officeooo:rsid="00197e48"/>
    </style:style>
    <style:style style:name="T7" style:family="text">
      <style:text-properties officeooo:rsid="001b3c61"/>
    </style:style>
    <style:style style:name="T8" style:family="text">
      <style:text-properties officeooo:rsid="001de50c"/>
    </style:style>
    <style:style style:name="T9" style:family="text">
      <style:text-properties officeooo:rsid="0020db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2">przymiotnikiem rzeczownikiem</text:span><text:span text:style-name="T1"> który </text:span><text:span text:style-name="T2">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6">ś</text:span>ć specjalizacji. Gracz nie musi poczynić tej zamiany, ale ma taką możliwość. Dla przykładu, specjalizacja Kocha Pustkę zapewnia opcję zyskania zdolności <text:s/><text:span text:style-name="T5">Mam Kombinezon Kosmiczny, Będę Podróżnikiem </text:span><text:span text:style-name="T4">zamiast zdolności typu.</text:span></text:p>
      <text:p text:style-name="P6">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6">Na poziomach trzecim i szóstym, postać może wybrać zdolność z dwóch opcji.</text:p>
      <text:p text:style-name="P6"><text:soft-page-break/>Możesz także wybrać, czy chcesz rozwinąć historie będącą opisem danej specjalizacji (choć nie jest to wymagane).</text:p>
      <text:p text:style-name="P6">POŁĄCZENIA Z INNYMI BG</text:p>
      <text:p text:style-name="P7">Wybierz połączenie, które pasuje do specjalności. Jeśli jesteś MG wybierającym (lub tworzącym) jeden lub kilka specjalizacji dla swoich postaci, wybierz do 4 z poniższych połączeń.</text:p>
      <text:list xml:id="list3155225508" text:style-name="L1">
        <text:list-item>
          <text:p text:style-name="P10">Wybierz innego BG. Z nieznanych Tobie powodów, ta postać jest kompletnie odporna na Twoje zdolności specjalizacji, niezależnie od tego, czy pragniesz mu nimi pomóc, czy zagrozić.</text:p>
        </text:list-item>
        <text:list-item>
          <text:p text:style-name="P10">Wybierz innego BG. Wiedziałeś o jego istnieniu przez lata, ale nie sądziłeś, że on Ciebie znał.</text:p>
        </text:list-item>
        <text:list-item>
          <text:p text:style-name="P10">Wybierz innego BG. Zawsze chcesz mu zaimponować, ale sam nie wiesz czemu.</text:p>
        </text:list-item>
        <text:list-item>
          <text:p text:style-name="P10">Wybierz innego BG. Ta postać ma nawyk, który Cię wkurza, ale poza tym jesteś pod wrażeniem jej zdolności.</text:p>
        </text:list-item>
        <text:list-item>
          <text:p text:style-name="P10">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0">Wybierz innego BG. Jeśli znajduje się on w <text:span text:style-name="T7">bliski zasięgu kiedy walczysz, czasami zapewnia on atut, a czasami utrudnia Twój test na atak (szansa 50% na jedno lub drugie, rzucane raz na walkę).</text:span></text:p>
        </text:list-item>
        <text:list-item>
          <text:p text:style-name="P11">Wybierz innego BG. <text:span text:style-name="T7">Kiedyś ocaliłeś mu życie i teraz ma dług wdzięczności. Nie jesteś z tego jakoś bardzo zachwycony – zrobiłeś, co należało zrobić i tyle.</text:span></text:p>
        </text:list-item>
        <text:list-item>
          <text:p text:style-name="P12">Wybierz innego BG. Ta postać ostatnio Cię wyśmiała, co naprawdę Cię zraniło. Jak zamierzasz sobie z tym poradzić (jeśli w ogóle) zależy od Ciebie.</text:p>
        </text:list-item>
        <text:list-item>
          <text:p text:style-name="P13">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3">Wybierz innego BG. Ta postać pochodzi z tego samego miejsca co ty i znaliście się jako dzieci. </text:p>
        </text:list-item>
        <text:list-item>
          <text:p text:style-name="P13">Wybierz innego BG. W przeszłości, nauczył on Cię paru trików dy wykorzystania w walce.</text:p>
        </text:list-item>
        <text:list-item>
          <text:p text:style-name="P13">Wybierz innego BG. Ta postać nie pochwala Twoich metod.</text:p>
        </text:list-item>
        <text:list-item>
          <text:p text:style-name="P13">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3">Wybierz innego BG. <text:span text:style-name="T8">Zawsze próbujesz zachwycić tą postać swoimi umiejętnociami, sprytem, wyglądem lub odwagą. Może jest ona Twoim rywalem, może pragniesz jej szacunku, a może jest ona Twoim obiektem westchnień.</text:span></text:p>
        </text:list-item>
        <text:list-item>
          <text:p text:style-name="P14"><text:soft-page-break/>Wybierz innego BG. Boisz się, że jest on zazdrosny o Twoje zdolności i martwisz się, że może to doprowadzić do problemów. </text:p>
        </text:list-item>
        <text:list-item>
          <text:p text:style-name="P14">Wybierz innego BG. Przypadkowo został złapany w pułapkę, którą założyłeś i musiał się wydostać z niej o własnych siłach.</text:p>
        </text:list-item>
        <text:list-item>
          <text:p text:style-name="P14">Wybierz innego BG. Kiedyś zostałeś zatrudniony, by wyśledzić kogoś, kto był blisko tej postaci.</text:p>
        </text:list-item>
        <text:list-item>
          <text:p text:style-name="P14">Wybierz dwóch BG (najlepiej takich, którzy mogą znaleźć się na trajektorii Twoich ataków). Kiedy nie trafiasz atakiem i MG decyduje, że atak uderzył w kogoś innego niż w Twój cel, trafia on w jedną tych dwóch postaci.</text:p>
        </text:list-item>
        <text:list-item>
          <text:p text:style-name="P14">Wybierz jednego BG. Nie jesteś pewien jak ani skąd, ale ta postać posiada butelki rzadkiego alkoholu i może go dla Ciebie sprowadzić za pół ceny.</text:p>
        </text:list-item>
        <text:list-item>
          <text:p text:style-name="P14">Wybierz jednego BG. Ostatnio straciłeś posiadany przedmiot i przekonałeś samego siebie, że to ten BG go skradł. Czy tak jest w istocie zależy od niego.</text:p>
        </text:list-item>
        <text:list-item>
          <text:p text:style-name="P15">Wybierz jednego BG. On zawsze zdaje się wiedzieć, gdzie jesteś, lub przynajmniej w którym kierunku się znajdujesz w relacji do niego.</text:p>
        </text:list-item>
        <text:list-item>
          <text:p text:style-name="P15">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5">Wybierz jednego BG. Coś sprawia, że jego obecność przeszkadza w Twoich zdolnościach. Kiedy stoi on obok Ciebie, Twoje zdolności specjalizacyjne kosztują 1 dodatkowy punkt więcej.</text:p>
        </text:list-item>
        <text:list-item>
          <text:p text:style-name="P15">Wybierz jednego BG. Coś sprawia, że uzupełnia on Twoje zdolności. Kiedy stoi on obok Ciebie, pierwsza zdolność specjalizacji, z której korzystasz w ciągu danej doby, kosztuje 2 punkty mniej.</text:p>
        </text:list-item>
        <text:list-item>
          <text:p text:style-name="P15">Wybierz jednego BG. Znasz tą postać już jakiś czas, i pomogła ona C<text:span text:style-name="T9">i</text:span> zyskać kontrolę nad Twoimi zdolnościami specjalizacyjnymi.</text:p>
        </text:list-item>
        <text:list-item>
          <text:p text:style-name="P15"><text:s/><text:span text:style-name="T9">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6">Wybierz jednego BG. Jego okazjonalna niezdarność i głośne zachowania irytują Cię.</text:p>
        </text:list-item>
        <text:list-item>
          <text:p text:style-name="P16">Wybierz jednego BG. W niedalekiej przeszłości, gdy trenowaliście, przypadkowo trafiłeś go swoim atakiem, poważnie go raniąc. To od niego zależy, czy żywi urazę, czy też może wybaczył tobie.</text:p>
        </text:list-item>
        <text:list-item>
          <text:p text:style-name="P16">Wybierz jednego BG. Wisi Ci on dużą sumę pieniędzy.</text:p>
        </text:list-item>
        <text:list-item>
          <text:p text:style-name="P16">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6"><text:soft-page-break/>Wybierz jednego BG. Niedawno, przypadkowo (lub celowo) sprawił on, że znalazłeś się w niebezpieczeństwie. Wszystko z Tobą teraz w porządku, ale masz się na baczności w jego obecności.</text:p>
        </text:list-item>
        <text:list-item>
          <text:p text:style-name="P16"/>
        </text:list-item>
      </text:list>
      <text:p text:style-name="P5">Absorbuje Energię (Absorbs Energy)</text:p>
      <text:p text:style-name="P9">Bada Ciemne Miejsca (Explored Dark Places)</text:p>
      <text:p text:style-name="P9">Buduje Roboty (Builds Robots)</text:p>
      <text:p text:style-name="P9">Chroni Słabszych (Defends the Weak)</text:p>
      <text:p text:style-name="P9">Chroni Wrota (Defends the Gate)</text:p>
      <text:p text:style-name="P9">Dotyka Nieba (Touches the Sky)</text:p>
      <text:p text:style-name="P9">Działa pod Przykrywką (Operates Undercover)</text:p>
      <text:p text:style-name="P9">Dzierży Dwie Bronie Naraz (Wields Two Weapons at Once)</text:p>
      <text:p text:style-name="P9">Dzierży Magiczną Broń (Wields an Enhanted Weapon)</text:p>
      <text:p text:style-name="P9">Fruwa Szybciej Niż Pocisk (Flies Faster Than a Bullet)</text:p>
      <text:p text:style-name="P9">Gra w Zbyt Wiele Gier (Plays Too Many Games)</text:p>
      <text:p text:style-name="P9">Grzmi (Thunders)</text:p>
      <text:p text:style-name="P9">Ignoruje Fizyczny Dystans (Ignores Physical Distance)</text:p>
      <text:p text:style-name="P9">Infiltruje (Infiltrates)</text:p>
      <text:p text:style-name="P9">Interpretuje Prawo (Interprets the Law)</text:p>
      <text:p text:style-name="P9">Istnieje Częściowo Poza Fazą (Exists Partially Out of Phase)</text:p>
      <text:p text:style-name="P9">Istnieje w Dwóch Miejscach Naraz (Exists in Two Places at Once)</text:p>
      <text:p text:style-name="P9">Izoluje Umysł od Ciała (Separates Mind from Body)</text:p>
      <text:p text:style-name="P9">Jaśnieje Światłością (Blazes With Radiance)</text:p>
      <text:p text:style-name="P9">Jest Bardzo Silny (Performs Feats of Strength)</text:p>
      <text:p text:style-name="P9">Jest Idolem Milionów (Is Idolized by Millions)</text:p>
      <text:p text:style-name="P9">Jest Jasnowidzem (Sees Beyond)</text:p>
      <text:p text:style-name="P9"><text:span text:style-name="T3">J</text:span>est Jednoosobowym Bastionem (Stands Like a Bastion)</text:p>
      <text:p text:style-name="P9">Jest Mistrzem Obrony (Masters Defense)</text:p>
      <text:p text:style-name="P9">Jest Poszukiwany Przez Prawo (Is Wanted by the Law)</text:p>
      <text:p text:style-name="P9">Jest Stworzony z Kamienia (Abides in Stone)</text:p>
      <text:p text:style-name="P9">Jeździ Jak Maniak (Drives Like A Maniac)</text:p>
      <text:p text:style-name="P9">Kocha Pustkę (Loves the Void)</text:p>
      <text:p text:style-name="P9">Kontroluje Bestie (Controls Beasts)</text:p>
      <text:p text:style-name="P9">Kopiuje Supermoce (Copies Superpowers)</text:p>
      <text:p text:style-name="P9">Leci na Wspaniałych Skrzydłach (Soars on Amazing Wings)</text:p>
      <text:p text:style-name="P9">Łamie Systemy (Works the System)</text:p>
      <text:p text:style-name="P9">Łączy Ciało i Stal (Fuses Flesh and Steel)</text:p>
      <text:p text:style-name="P9">Łączy Umysł i Maszynę (Fuses Mind and Machine)</text:p>
      <text:p text:style-name="P9">Ma Szlachetną Krew (Descends From Nobility)</text:p>
      <text:p text:style-name="P9">Ma Tysiac Twarzy (Has a Thousand Faces)</text:p>
      <text:p text:style-name="P9">Mistrzowsko Posługuje się Broni (Masters Weaponry)</text:p>
      <text:p text:style-name="P9">Morduje (Murders)</text:p>
      <text:p text:style-name="P9">Mówi Głosem Ziemi (Speaks for the Land)</text:p>
      <text:p text:style-name="P9">Mówi do Duchów (Shepherds Spirits)</text:p>
      <text:p text:style-name="P9">Mówi z Maszynami (Talks to Machines)</text:p>
      <text:p text:style-name="P9">Nie Potrzebuje Broni (Needs No Weapon)</text:p>
      <text:p text:style-name="P9">Nie Robi Zbyt Dużo (Doesn’t Do Much)</text:p>
      <text:p text:style-name="P9">Nigdy się nie Poddaje (Never Says Die)</text:p>
      <text:p text:style-name="P9">Nosi Egzotyczną Tarczę (Brandishes an Exotic Shield)</text:p>
      <text:p text:style-name="P9">Nosi Halo Ognia (Bears a Halo of Fire)</text:p>
      <text:p text:style-name="P9"><text:soft-page-break/>Nosi Zasilany Pancerz (Wears Power Armor)</text:p>
      <text:p text:style-name="P9">Oblicza Nieobliczalne (Calculates the Uncalculable)</text:p>
      <text:p text:style-name="P9">Otrzymuje Boskie Błogosławieństwa (Channels Divine Blessings)</text:p>
      <text:p text:style-name="P9">Pilotuje Statki Kosmiczne (Pilots Starcraft)</text:p>
      <text:p text:style-name="P9">Podróżuje przez Czas (Travels Through Time)</text:p>
      <text:p text:style-name="P9">Poluje (Hunts)</text:p>
      <text:p text:style-name="P9">Pomaga Swoim Przyjaciołom (Helps Their Friends)</text:p>
      <text:p text:style-name="P9">Porusza się jak Kot (Moves Like a Cat)</text:p>
      <text:p text:style-name="P9">Porusza się jak Wiatr (Moves like the Wind)</text:p>
      <text:p text:style-name="P9">Posiada Licencję na Broń (Is Licensed to Carry)</text:p>
      <text:p text:style-name="P9">Posiada Magicznego Sprzymierzeńca (Keeps a Magic Ally)</text:p>
      <text:p text:style-name="P9">Pracuje w Ciemnych Uliczkach (Works the Back Alleys)</text:p>
      <text:p text:style-name="P9">Pracuje, by Żyć (Works for a Living)</text:p>
      <text:p text:style-name="P9">Przebudza Sny (Awakens Dreams)</text:p>
      <text:p text:style-name="P9">Przeszukuje Ruiny (Scavenges)</text:p>
      <text:p text:style-name="P9">Przewodzi (Leads)</text:p>
      <text:p text:style-name="P9">Przyjmuje Zwierzęcy Kształt (Takes Animal Shape)</text:p>
      <text:p text:style-name="P9">Przywdziewa Połyskliwy Lód (Wears a Sheen of Ice)</text:p>
      <text:p text:style-name="P9">Pływał z Piratami (Sailed Beneath the Jolly Roger)</text:p>
      <text:p text:style-name="P9">Rozciąga się (Stretches)</text:p>
      <text:p text:style-name="P9">Rozdziera Ściany Świata (Shreds the Walls of the World)</text:p>
      <text:p text:style-name="P9">Rozwiązuje Tajemnice (Solves Mysteries)</text:p>
      <text:p text:style-name="P9">Rośnie do Gigantycznych Rozmiarów (Grows to Towering Heights)</text:p>
      <text:p text:style-name="P9">Rzeźbi Twardym Światłem (Sculpts Hard Light)</text:p>
      <text:p text:style-name="P9">Rzuca ze Śmiertelną Dokładnością (Throws With Deadly Accuracy)</text:p>
      <text:p text:style-name="P9">Spaceruje w Dzikich Lasach (Walks The Wild Woods)</text:p>
      <text:p text:style-name="P9">Stawia Umysł Ponad Materią (Focuses Mind Over Matter)</text:p>
      <text:p text:style-name="P9">Szuka Kłopotów (Looks for Trouble)</text:p>
      <text:p text:style-name="P9">Szybko się Uczy (Learns Quickly)</text:p>
      <text:p text:style-name="P9">Tańczy z Czarną Materią (Dances With Dark Matter)</text:p>
      <text:p text:style-name="P9">Tworzy Dziwną Naukę (Conducts Weird Science)</text:p>
      <text:p text:style-name="P9">Tworzy Iluzje (Crafts Illusions)</text:p>
      <text:p text:style-name="P9">Tworzy Unikalne Obiekty (Crafts Unique Objects)</text:p>
      <text:p text:style-name="P9">Ucieka Precz (Runs Away)</text:p>
      <text:p text:style-name="P9">Ujeżdza Błyskawicę (Rides the Lightning)</text:p>
      <text:p text:style-name="P9">Uzdrawia (Works Miracles)</text:p>
      <text:p text:style-name="P9">Walczy Nieczysto (Fights Dirty)</text:p>
      <text:p text:style-name="P9">Walczy z Robotami (Battles Robots)</text:p>
      <text:p text:style-name="P9">Walcząc, Porywa Tłum (Fight With Panache)</text:p>
      <text:p text:style-name="P9">Wolałby Czytać (Would Rather Be Reading)</text:p>
      <text:p text:style-name="P9">Wpada w Furię (Rages)</text:p>
      <text:p text:style-name="P9">Wspiera Społeczność (Shepherds the Community)</text:p>
      <text:p text:style-name="P9">Wyje do Księżyca (Howls at the Moon)</text:p>
      <text:p text:style-name="P9">Wysysa Energię (Siphons Power)</text:p>
      <text:p text:style-name="P9">Wyszedł z Obelisku (Emerged From the Obelisk)</text:p>
      <text:p text:style-name="P9">Włada Dziką Magią (Uses Wild Magic)</text:p>
      <text:p text:style-name="P9">Włada Grawitacją (Controls Gravity)</text:p>
      <text:p text:style-name="P9">Włada Magnetyzmem (Employs Magnetism)</text:p>
      <text:p text:style-name="P9">Włada Mocami Mentalnymi (Commands Mental Powers)</text:p>
      <text:p text:style-name="P9">Włada Niewidzialną Mocą (Wield Invisible Force)</text:p>
      <text:p text:style-name="P9">Włada Rojem (Masters the Swarm)</text:p>
      <text:p text:style-name="P9">Włada Zaklęciami (Masters Spells)</text:p>
      <text:p text:style-name="P9"><text:soft-page-break/>Zabawia (Entertains)</text:p>
      <text:p text:style-name="P9">Zabija Potwory (Slays Monsters)</text:p>
      <text:p text:style-name="P9">Zadaje się z Martwymi (Consorts With the Dead)</text:p>
      <text:p text:style-name="P9">Zaprowadza Sprawiedliwość (Metes Out Justice)</text:p>
      <text:p text:style-name="P9">Zmniejsza się (Shrinks to Minute Size)</text:p>
      <text:p text:style-name="P9">Został Przepowiedziany (Was Foretold)</text:p>
      <text:p text:style-name="P8">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4-07T10:30:09.125000000</dc:date>
    <meta:editing-duration>PT59M14S</meta:editing-duration>
    <meta:editing-cycles>8</meta:editing-cycles>
    <meta:generator>LibreOffice/7.1.4.2$Windows_X86_64 LibreOffice_project/a529a4fab45b75fefc5b6226684193eb000654f6</meta:generator>
    <meta:document-statistic meta:table-count="0" meta:image-count="0" meta:object-count="0" meta:page-count="6" meta:paragraph-count="150" meta:word-count="1900" meta:character-count="12647" meta:non-whitespace-character-count="10918"/>
  </office:meta>
</office:document-meta>
</file>